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Estrangelo Edessa" svg:font-family="'Estrangelo Edessa'" style:font-pitch="variable"/>
    <style:font-face style:name="Noto Sans UI" svg:font-family="'Noto Sans UI'" style:font-pitch="variable"/>
    <style:font-face style:name="Serto Jerusalem" svg:font-family="'Serto Jerusalem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235c76" officeooo:paragraph-rsid="00235c76"/>
    </style:style>
    <style:style style:name="P2" style:family="paragraph" style:parent-style-name="Standard">
      <style:text-properties style:font-name="Noto Mono" officeooo:rsid="00235c76" officeooo:paragraph-rsid="00207e6d"/>
    </style:style>
    <style:style style:name="P3" style:family="paragraph" style:parent-style-name="Standard">
      <style:text-properties style:font-name="Noto Mono" officeooo:rsid="002598fe" officeooo:paragraph-rsid="00235c76"/>
    </style:style>
    <style:style style:name="P4" style:family="paragraph" style:parent-style-name="Standard">
      <style:text-properties style:font-name="Noto Mono" officeooo:rsid="0025a803" officeooo:paragraph-rsid="0025a803"/>
    </style:style>
    <style:style style:name="P5" style:family="paragraph" style:parent-style-name="Standard">
      <style:text-properties style:font-name="Noto Mono" officeooo:rsid="00269335" officeooo:paragraph-rsid="00269335"/>
    </style:style>
    <style:style style:name="P6" style:family="paragraph" style:parent-style-name="Standard">
      <style:text-properties style:font-name="Noto Mono" officeooo:rsid="00243c6a" officeooo:paragraph-rsid="00243c6a"/>
    </style:style>
    <style:style style:name="P7" style:family="paragraph" style:parent-style-name="Standard">
      <style:text-properties style:font-name="Noto Mono" officeooo:rsid="001da94a" officeooo:paragraph-rsid="001da94a"/>
    </style:style>
    <style:style style:name="P8" style:family="paragraph" style:parent-style-name="Standard">
      <style:text-properties style:font-name="Noto Mono" officeooo:rsid="00207e6d" officeooo:paragraph-rsid="00207e6d"/>
    </style:style>
    <style:style style:name="P9" style:family="paragraph" style:parent-style-name="Standard">
      <style:text-properties style:font-name="Noto Mono" officeooo:rsid="00207e6d" officeooo:paragraph-rsid="00235c76"/>
    </style:style>
    <style:style style:name="P10" style:family="paragraph" style:parent-style-name="Standard">
      <style:text-properties style:font-name="Noto Mono" officeooo:rsid="0022ee8d" officeooo:paragraph-rsid="00235c76"/>
    </style:style>
    <style:style style:name="T1" style:family="text">
      <style:text-properties officeooo:rsid="001e9c20"/>
    </style:style>
    <style:style style:name="T2" style:family="text">
      <style:text-properties officeooo:rsid="001ea8fe"/>
    </style:style>
    <style:style style:name="T3" style:family="text">
      <style:text-properties officeooo:rsid="00235c76"/>
    </style:style>
    <style:style style:name="T4" style:family="text">
      <style:text-properties officeooo:rsid="0025a803"/>
    </style:style>
    <style:style style:name="T5" style:family="text">
      <style:text-properties officeooo:rsid="002693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ZE 2 </text:p>
      <text:p text:style-name="P1"/>
      <text:p text:style-name="P1">2.1 Sollkonzept</text:p>
      <text:p text:style-name="P3"/>
      <text:p text:style-name="P4">Am Ende des Projekts soll eine Wlan-Verwaltung entstehen die von Lehrern und Admins benutzt werden kann.</text:p>
      <text:p text:style-name="P4">Lehrer können Schüler, in ihnen zugewiesenen Klassen, verwalten und ggf. der gesammten Klasse das Wlan sperren. Sowie neue Schüler für Klassen erstellen.</text:p>
      <text:p text:style-name="P5">Den Schülern kann individuell das Wlan entzogen/bewilligt werden.</text:p>
      <text:p text:style-name="P5"/>
      <text:p text:style-name="P4">Administratoren können wie Lehrer agieren, und haben noch zusätzlich die Berechtigung Klassen sowie Lehrer zu erstellen. <text:s/></text:p>
      <text:p text:style-name="P6"/>
      <text:p text:style-name="P1">2.2 Ablaufplanung Softwareentwicklungsmodell</text:p>
      <text:p text:style-name="P1"/>
      <text:p text:style-name="P1">2.3 Ressourcenplanung</text:p>
      <text:p text:style-name="P1"/>
      <text:p text:style-name="P1">2.4 Zeitplanung</text:p>
      <text:p text:style-name="P1"/>
      <text:p text:style-name="P1">2.5</text:p>
      <text:p text:style-name="P7">Projektkosten:</text:p>
      <text:p text:style-name="P7"/>
      <text:p text:style-name="P7">Das Projekt geht über 70h und benötigt nur Junior<text:span text:style-name="T2">en für die</text:span> Entwickl<text:span text:style-name="T2">ung </text:span>.</text:p>
      <text:p text:style-name="P7">Der Stundenlo<text:span text:style-name="T1">hn beträgt für unsere Rechnung <text:s/>25€ (dabei sind Arbeitssplatzkosten sowie Lizenzen eingerechnet). In der Projektkostenplanung sind aber auch Senior Entwickler, die eine beratende Rolle einnehmen, vorhanden die mit 50€ auf der Rechnung erscheinen.</text:span></text:p>
      <text:p text:style-name="P7"/>
      <text:p text:style-name="P8">[Projektkostentabelle hier einfügen]</text:p>
      <text:p text:style-name="P8"/>
      <text:p text:style-name="P2"/>
      <text:p text:style-name="P1">2.6</text:p>
      <text:p text:style-name="P1"/>
      <text:p text:style-name="P9"/>
      <text:p text:style-name="P9">Kapitalrückflussrechnung</text:p>
      <text:p text:style-name="P9"/>
      <text:p text:style-name="P10">Alte Szenarien:</text:p>
      <text:p text:style-name="P10">- Schüler fürs Wlan freischalten : 10min</text:p>
      <text:p text:style-name="P10">- Schüler fürs Wlan sperren <text:s text:c="7"/>: 20min</text:p>
      <text:p text:style-name="P10"/>
      <text:p text:style-name="P10">Nach Weep:</text:p>
      <text:p text:style-name="P10">Initialer aufbau <text:s text:c="26"/><text:tab/>: 1h</text:p>
      <text:p text:style-name="P10">Initiale Schulung<text:tab/><text:tab/><text:tab/>: 2h</text:p>
      <text:p text:style-name="P10"><text:span text:style-name="T3">Schüler fürs Wlan freischalten <text:tab/></text:span>: <text:span text:style-name="T3">1</text:span>min</text:p>
      <text:p text:style-name="P10">Schüler fürs Wlan sperren <text:s text:c="7"/><text:tab/>: <text:span text:style-name="T3">1</text:span>min</text:p>
      <text:p text:style-name="P10"/>
      <text:p text:style-name="P1">Kosten für Lehrpersonal im Jahr : 60000€ (vom Kunden gegeben)</text:p>
      <text:p text:style-name="P10"/>
      <text:p text:style-name="P1"><text:soft-page-break/>60000€/12M/4.3w*1.3 = <text:span text:style-name="T4">x€/h</text:span></text:p>
      <text:p text:style-name="P1"/>
      <text:p text:style-name="P1">2.7 Q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Estrangelo Edessa" svg:font-family="'Estrangelo Edessa'" style:font-pitch="variable"/>
    <style:font-face style:name="Noto Sans UI" svg:font-family="'Noto Sans UI'" style:font-pitch="variable"/>
    <style:font-face style:name="Serto Jerusalem" svg:font-family="'Serto Jerusalem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9:27:15.894859424</meta:creation-date>
    <dc:date>2017-07-06T12:39:08.664015365</dc:date>
    <meta:editing-duration>PT9M1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180" meta:character-count="1309" meta:non-whitespace-character-count="1107"/>
  </office:meta>
</office:document-meta>
</file>